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Value_Glucose</text:p>
          </table:table-cell>
        </table:table-row>
        <table:table-row table:style-name="ro1">
          <table:table-cell office:value-type="string" calcext:value-type="string">
            <text:p>2016-04-18 10:22: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6-04-18 15:15: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6-04-18 20:30:1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6-04-18 22:58:1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6-04-19 08:02:3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6-04-19 14:09:2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6-04-19 20:05:5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6-04-20 07:36:2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6-04-20 10:54:1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6-04-20 14:17: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6-04-21 07:30:4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6-04-20 20:58:0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6-04-21 10:27: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6-04-21 14:36:2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6-04-21 21:09: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6-04-22 07:20:0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6-04-22 15:44: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6-04-22 23:00:2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6-04-22 19:45: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6-04-23 10:04: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6-04-23 15:25:4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6-04-23 21:28: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6-04-23 23:19: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6-04-24 09:31:4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6-04-25 09:32:2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6-04-25 16:11: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6-04-25 20:55:5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6-04-25 22:38:2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6-04-26 08:04:0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6-04-26 10:24:4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16-04-26 15:01: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4-26 21:33:3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6-04-26 22:39:5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6-04-27 07:32:0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6-04-27 10:02: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6-04-27 15:51:0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6-04-27 20:27:0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6-04-27 22:28:1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6-04-28 07:33: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6-04-28 10:30:3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6-04-28 14:09: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6-04-28 20:45:5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6-04-28 22:40:4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6-04-29 07:33:3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6-04-29 10:36:5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6-04-29 15:17: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4-29 23:02:2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6-04-29 20:16:3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6-04-30 10:11:3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6-04-30 14:31: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6-04-30 17:44:5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6-04-30 21:26: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6-04-30 22:56: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6-05-01 09:51:1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6-05-01 23:11:2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6-05-02 09:23:0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6-05-02 14:14: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6-05-02 20:35:1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6-05-03 08:07: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6-05-03 10:40:4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6-05-03 13:51:0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6-05-03 20:35: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6-05-03 23:12:4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6-05-04 09:26:4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6-05-04 14:09:2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6-05-04 20:30:5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16-05-04 22:39: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6-05-05 07:26:3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6-05-05 10:27:0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6-05-05 15:54:3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6-05-05 20:33:4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6-05-05 20:33:4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6-05-05 22:33: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6-05-06 08:33: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6-05-06 13:58:3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6-05-06 16:43: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6-05-06 23:12:4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6-05-07 09:05:4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6-05-07 11:01:3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6-05-07 14:09: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6-05-08 10:59: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6-05-08 22:38: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6-05-09 07:36:1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6-05-09 10:39:2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6-05-09 14:03: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5-10 07:27:5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6-05-10 10:38:3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6-05-10 15:02:2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6-05-10 20:22: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6-05-10 23:22:4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6-05-11 07:26: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6-05-11 10:34:5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6-05-11 15:34: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6-05-11 21:10:4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6-05-11 22:35:0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6-05-12 07:47:3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6-05-12 10:47:5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6-05-12 14:30:4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6-05-12 21:15: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6-05-12 23:14:5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6-05-13 08:29: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6-05-13 14:05:4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6-05-13 20:30:5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6-05-13 23:01: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6-05-14 10:01: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6-05-14 17:17:4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6-05-14 21:45:2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5-14 23:00: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6-05-15 09:01: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05-15 15:28:1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6-05-15 21:21: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6-05-16 07:44: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6-05-15 22:45: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6-05-16 10:45:5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6-05-16 15:20: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6-05-17 08:04:2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6-05-17 13:20:5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6-05-17 21:00:4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6-05-18 08:05: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6-05-18 10:59:0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6-05-19 07:36:4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6-05-19 11:16:0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6-05-19 15:47:3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6-05-19 21:27:5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6-05-20 07:31: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6-05-20 10:46:4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6-05-20 15:03:4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6-05-20 20:41:1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6-05-21 10:13:4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6-05-21 15:03:0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6-05-21 20:13:3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6-05-21 23:13:5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6-05-22 09:52:3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6-05-22 15:14:4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6-05-22 20:42:4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6-05-23 08:00: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6-05-23 13:32:5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6-05-23 20:37:4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6-05-23 22:37:0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6-05-24 07:32: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6-05-24 10:42: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6-05-24 15:42:4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6-05-24 21:17:2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6-05-25 08:01: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6-05-25 10:54:2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6-05-25 14:13:3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6-05-26 14:49: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6-05-26 20:17:0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6-05-27 07:31: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6-05-27 10:51:1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6-05-27 15:13:21</text:p>
          </table:table-cell>
          <table:table-cell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22:48:07.332907513</meta:creation-date>
    <dc:date>2016-06-08T22:48:32.138229067</dc:date>
    <meta:editing-duration>PT24S</meta:editing-duration>
    <meta:editing-cycles>1</meta:editing-cycles>
    <meta:document-statistic meta:table-count="1" meta:cell-count="304" meta:object-count="0"/>
    <meta:generator>LibreOffice/5.0.2.2$Linux_X86_64 LibreOffice_project/00m0$Build-2</meta:generator>
  </office:meta>
</office:document-meta>
</file>